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71855304" calcext:value-type="float">
            <text:p>30.24718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25512296" calcext:value-type="float">
            <text:p>30.2525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1640968" calcext:value-type="float">
            <text:p>30.24516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4024624" calcext:value-type="float">
            <text:p>30.23940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4043164" calcext:value-type="float">
            <text:p>30.23404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10183288" calcext:value-type="float">
            <text:p>30.23101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52315176" calcext:value-type="float">
            <text:p>30.2152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8</text:p>
          </table:table-cell>
          <table:table-cell office:value-type="string" calcext:value-type="string">
            <text:p>MBMG-280978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